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officeooo:rsid="000ea4e3" officeooo:paragraph-rsid="000ea4e3"/>
    </style:style>
    <style:style style:name="P2" style:family="paragraph" style:parent-style-name="Text_20_body">
      <style:text-properties officeooo:rsid="000ea4e3"/>
    </style:style>
    <style:style style:name="P3" style:family="paragraph" style:parent-style-name="Text_20_body" style:list-style-name="L1">
      <style:text-properties style:font-name="Times New Roman" fo:font-size="12pt" officeooo:rsid="000ea4e3" style:font-size-asian="12pt" style:font-size-complex="12pt"/>
    </style:style>
    <style:style style:name="P4" style:family="paragraph" style:parent-style-name="Text_20_body" style:list-style-name="L2">
      <style:text-properties style:font-name="Times New Roman" fo:font-size="12pt" officeooo:rsid="000ea4e3" style:font-size-asian="12pt" style:font-size-complex="12pt"/>
    </style:style>
    <style:style style:name="P5" style:family="paragraph" style:parent-style-name="Standard">
      <style:text-properties style:font-name="Times New Roman" fo:font-size="12pt" officeooo:rsid="000ea4e3" officeooo:paragraph-rsid="000ea4e3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INFORME DE CONSULTA NUTRICIONAL</text:span></text:span></text:p>
      <text:p text:style-name="P2"><text:span text:style-name="Strong_20_Emphasis"><text:span text:style-name="T1">Paciente:</text:span></text:span><text:span text:style-name="T1"> {{NOMBRE_COMPLETO}}<text:line-break/>Fecha de Nacimiento: {{FECHA_NACIMIENTO}}<text:line-break/></text:span><text:span text:style-name="Strong_20_Emphasis"><text:span text:style-name="T1">Sexo:</text:span></text:span><text:span text:style-name="T1"> {{SEXO}}<text:line-break/></text:span><text:span text:style-name="Strong_20_Emphasis"><text:span text:style-name="T1">Fecha de consulta:</text:span></text:span><text:span text:style-name="T1"> {{FECHA_CONSULTA}}<text:line-break/></text:span><text:span text:style-name="Strong_20_Emphasis"><text:span text:style-name="T1">Motivo de consulta:</text:span></text:span><text:span text:style-name="T1"> {{MOTIVO_CONSULTA}}</text:span></text:p>
      <text:p text:style-name="P2"><text:span text:style-name="Strong_20_Emphasis"><text:span text:style-name="T1">ANTECEDENTES RELEVANTES:</text:span></text:span><text:span text:style-name="T1"><text:line-break/>{{ANTECEDENTES_RELEVANTES}}</text:span></text:p>
      <text:p text:style-name="P2"><text:span text:style-name="Strong_20_Emphasis"><text:span text:style-name="T1">SIGNOS VITALES Y MEDIDAS ANTROPOMÉTRICAS:</text:span></text:span></text:p>
      <text:list text:style-name="L1">
        <text:list-item>
          <text:p text:style-name="P3">Peso: {{PESO}} kg</text:p>
        </text:list-item>
        <text:list-item>
          <text:p text:style-name="P3">Talla: {{TALLA}} cm</text:p>
        </text:list-item>
        <text:list-item>
          <text:p text:style-name="P3">IMC: {{IMC}} kg/m² ({{CLASIFICACION_IMC}})</text:p>
        </text:list-item>
        <text:list-item>
          <text:p text:style-name="P3">Circunferencia de cintura: {{CINTURA}} cm</text:p>
        </text:list-item>
        <text:list-item>
          <text:p text:style-name="P3">Circunferencia de cadera: {{CADERA}} cm</text:p>
        </text:list-item>
        <text:list-item>
          <text:p text:style-name="P3">Relación cintura/cadera: {{ICC}}</text:p>
        </text:list-item>
      </text:list>
      <text:p text:style-name="P2"><text:span text:style-name="Strong_20_Emphasis"><text:span text:style-name="T1">HÁBITOS ALIMENTARIOS ACTUALES:</text:span></text:span><text:span text:style-name="T1"><text:line-break/>{{HABITOS_ALIMENTARIOS}}</text:span></text:p>
      <text:p text:style-name="P2"><text:span text:style-name="Strong_20_Emphasis"><text:span text:style-name="T1">EVALUACIÓN NUTRICIONAL:</text:span></text:span><text:span text:style-name="T1"><text:line-break/>{{EVALUACION_NUTRICIONAL}}</text:span></text:p>
      <text:p text:style-name="P2"><text:span text:style-name="Strong_20_Emphasis"><text:span text:style-name="T1">OBJETIVOS NUTRICIONALES:</text:span></text:span></text:p>
      <text:list text:style-name="L2">
        <text:list-item>
          <text:p text:style-name="P4">{{OBJETIVO_1}}</text:p>
        </text:list-item>
        <text:list-item>
          <text:p text:style-name="P4">{{OBJETIVO_2}}</text:p>
        </text:list-item>
        <text:list-item>
          <text:p text:style-name="P4">{{OBJETIVO_3}}</text:p>
        </text:list-item>
      </text:list>
      <text:p text:style-name="P2"><text:span text:style-name="Strong_20_Emphasis"><text:span text:style-name="T1">RECOMENDACIONES:</text:span></text:span><text:span text:style-name="T1"><text:line-break/>{{RECOMENDACIONES}}</text:span></text:p>
      <text:p text:style-name="P2"><text:span text:style-name="Strong_20_Emphasis"><text:span text:style-name="T1">PLAN DE ALIMENTACIÓN SUGERIDO:</text:span></text:span><text:span text:style-name="T1"><text:line-break/>{{PLAN_ALIMENTACION}}</text:span></text:p>
      <text:p text:style-name="P2"><text:span text:style-name="Strong_20_Emphasis"><text:span text:style-name="T1">OBSERVACIONES ADICIONALES:</text:span></text:span><text:span text:style-name="T1"><text:line-break/>{{OBSERVACIONES}}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1T20:22:20.170219000</meta:creation-date>
    <dc:date>2025-06-01T20:24:51.656400800</dc:date>
    <meta:editing-duration>PT2M32S</meta:editing-duration>
    <meta:editing-cycles>1</meta:editing-cycles>
    <meta:document-statistic meta:table-count="0" meta:image-count="0" meta:object-count="0" meta:page-count="1" meta:paragraph-count="19" meta:word-count="83" meta:character-count="790" meta:non-whitespace-character-count="736"/>
    <meta:generator>LibreOffice/25.2.3.2$Windows_X86_64 LibreOffice_project/bbb074479178df812d175f709636b368952c2ce3</meta:generator>
  </office:meta>
</office:document-meta>
</file>